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6 2412">
            <text:p>test_Parser(primitives): 4,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6">
            <text:p>4,6 sec</text:p>
          </table:table-cell>
          <table:table-cell table:style-name="ce162" table:formula="of:=TESTSTAT(&quot;count&quot;; [.B46])" office:value-type="float" office:value="2412">
            <text:p>2412</text:p>
          </table:table-cell>
          <table:table-cell table:style-name="ce164" table:formula="of:=[.E46]/[.D46]" office:value-type="float" office:value="524.347826086957">
            <text:p>524,3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2 1546">
            <text:p>test_Parser(multiplicity): 3,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2">
            <text:p>3,2 sec</text:p>
          </table:table-cell>
          <table:table-cell table:style-name="ce162" table:formula="of:=TESTSTAT(&quot;count&quot;; [.B47])" office:value-type="float" office:value="1546">
            <text:p>1546</text:p>
          </table:table-cell>
          <table:table-cell table:style-name="ce164" table:formula="of:=[.E47]/[.D47]" office:value-type="float" office:value="483.125">
            <text:p>483,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4,6 3046">
            <text:p>test_Parser(numbers): 4,6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6">
            <text:p>4,6 sec</text:p>
          </table:table-cell>
          <table:table-cell table:style-name="ce162" table:formula="of:=TESTSTAT(&quot;count&quot;; [.B50])" office:value-type="float" office:value="3046">
            <text:p>3046</text:p>
          </table:table-cell>
          <table:table-cell table:style-name="ce164" table:formula="of:=[.E50]/[.D50]" office:value-type="float" office:value="662.173913043478">
            <text:p>662,2 a/sec</text:p>
          </table:table-cell>
          <table:table-cell table:number-columns-repeated="4"/>
        </table:table-row>
        <table:table-row table:style-name="ro6">
          <table:table-cell/>
          <table:table-cell table:formula="of:=TEST_PARSER(&quot;types&quot;)" office:value-type="string" office:string-value="test_Parser(types): 21,2 11149">
            <text:p>test_Parser(types): 21,2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1.2">
            <text:p>21,2 sec</text:p>
          </table:table-cell>
          <table:table-cell table:style-name="ce162" table:formula="of:=TESTSTAT(&quot;count&quot;; [.B51])" office:value-type="float" office:value="11149">
            <text:p>11149</text:p>
          </table:table-cell>
          <table:table-cell table:style-name="ce164" table:formula="of:=[.E51]/[.D51]" office:value-type="float" office:value="525.896226415094">
            <text:p>525,9 a/sec</text:p>
          </table:table-cell>
          <table:table-cell table:number-columns-repeated="4"/>
        </table:table-row>
        <table:table-row table:style-name="ro6">
          <table:table-cell table:number-columns-repeated="3"/>
          <table:table-cell table:style-name="ce161" table:formula="of:=SUM([.D46:.D51])" office:value-type="float" office:value="54.2">
            <text:p>54,2 sec</text:p>
          </table:table-cell>
          <table:table-cell table:style-name="ce163" table:formula="of:=SUM([.E46:.E51])" office:value-type="float" office:value="27739">
            <text:p>27739</text:p>
          </table:table-cell>
          <table:table-cell table:style-name="ce165" table:formula="of:=[.E52]/[.D52]" office:value-type="float" office:value="511.789667896679">
            <text:p>511,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7,3 27734">
            <text:p>test_Parser(all): 57,3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7.3">
            <text:p>57,3 sec</text:p>
          </table:table-cell>
          <table:table-cell table:style-name="ce162" table:formula="of:=TESTSTAT(&quot;count&quot;; [.B54])" office:value-type="float" office:value="27734">
            <text:p>27734</text:p>
          </table:table-cell>
          <table:table-cell table:style-name="ce164" table:formula="of:=[.E54]/[.D54]" office:value-type="float" office:value="484.013961605585">
            <text:p>484,0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_S'&#13;&#10; │ └─Alt&#13;&#10; │   └─Con&#13;&#10; │     └─Atom&#13;&#10; │       └─Nonterminal&#13;&#10; │         └─Ident:'_Grammar'&#13;&#10; ├─Rule&#13;&#10; │ ├─RuleName&#13;&#10; │ │ └─Ident:'_ws'&#13;&#10; │ └─Alt&#13;&#10; │   └─Con&#13;&#10; │     └─Atom&#13;&#10; │       └─CClass&#13;&#10; │         └─PCList&#13;&#10; │           ├─CCItem&#13;&#10; │           │ └─([-\r\n\t\[\-\]\\]):' '&#13;&#10; │           └─CCItem&#13;&#10; │             └─escC&#13;&#10; │               └─(◄─):'\t'&#13;&#10; ├─Rule&#13;&#10; │ ├─RuleName&#13;&#10; │ │ └─Ident:'_lb'&#13;&#10; │ └─Alt&#13;&#10; │   ├─Con&#13;&#10; │   │ └─Atom&#13;&#10; │   │   └─Terminal:'\r\n'&#13;&#10; │   ├─Con&#13;&#10; │   │ └─Atom&#13;&#10; │   │   └─Terminal:'\r'&#13;&#10; │   ├─Con&#13;&#10; │   │ └─Atom&#13;&#10; │   │   └─Terminal:'\n\r'&#13;&#10; │   └─Con&#13;&#10; │     └─Atom&#13;&#10; │       └─Terminal:'\n'&#13;&#10; ├─Rule&#13;&#10; │ ├─RuleName&#13;&#10; │ │ └─Ident:'_multOp'&#13;&#10; │ └─Alt&#13;&#10; │   └─Con&#13;&#10; │     └─Atom&#13;&#10; │       └─CClass&#13;&#10; │         └─PCList&#13;&#10; │           ├─CCItem&#13;&#10; │           │ └─([-\r\n\t\[\-\]\\]):'?'&#13;&#10; │           ├─CCItem&#13;&#10; │           │ └─([-\r\n\t\[\-\]\\]):'+'&#13;&#10; │           └─CCItem&#13;&#10; │             └─([-\r\n\t\[\-\]\\]):'*'&#13;&#10; ├─Rule&#13;&#10; │ ├─RuleName&#13;&#10; │ │ └─Ident:'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_escQ'&#13;&#10; │ └─Alt&#13;&#10; │   └─Con&#13;&#10; │     ├─Atom&#13;&#10; │     │ └─Terminal:'\\'&#13;&#10; │     └─Atom&#13;&#10; │       └─CClass&#13;&#10; │         └─PCList&#13;&#10; │           ├─CCItem&#13;&#10; │           │ └─([-\r\n\t\[\-\]\\]):'r'&#13;&#10; │           ├─CCItem&#13;&#10; │           │ └─([-\r\n\t\[\-\]\\]):'n'&#13;&#10; │           ├─CCItem&#13;&#10; │           │ └─([-\r\n\t\[\-\]\\]):'t'&#13;&#10; │           ├─CCItem&#13;&#10; │           │ └─escC&#13;&#10; │           │   └─([\\&quot;\[\-\]]):'\\'&#13;&#10; │           └─CCItem&#13;&#10; │             └─([-\r\n\t\[\-\]\\]):'\&quot;'&#13;&#10; ├─Rule&#13;&#10; │ ├─RuleName&#13;&#10; │ │ └─Ident:'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13;&#10; │ │ └─Ident:'_Grammar'&#13;&#10; │ └─Alt&#13;&#10; │   └─Con&#13;&#10; │     ├─Atom&#13;&#10; │     │ └─Nonterminal&#13;&#10; │     │   └─Ident:'_Rule'&#13;&#10; │     └─Atom&#13;&#10; │       └─Alt&#13;&#10; │         └─Con&#13;&#10; │           ├─Atom&#13;&#10; │           │ └─Nonterminal&#13;&#10; │           │   └─Ident:'_lb'&#13;&#10; │           └─Atom&#13;&#10; │             └─Nonterminal&#13;&#10; │               └─Ident:'_Rule'&#13;&#10; ├─Rule&#13;&#10; │ ├─RuleName&#13;&#10; │ │ └─Ident:'_Rule'&#13;&#10; │ └─Alt&#13;&#10; │   └─Con&#13;&#10; │     ├─Atom&#13;&#10; │     │ └─Nonterminal&#13;&#10; │     │   └─Ident:'_RuleName'&#13;&#10; │     ├─Atom&#13;&#10; │     │ └─Terminal:'::='&#13;&#10; │     └─Atom&#13;&#10; │       └─Nonterminal&#13;&#10; │         └─Ident:'_Alt'&#13;&#10; ├─Rule&#13;&#10; │ ├─RuleName&#13;&#10; │ │ └─Ident:'_Con'&#13;&#10; │ └─Alt&#13;&#10; │   └─Con&#13;&#10; │     └─Atom&#13;&#10; │       └─Alt&#13;&#10; │         └─Con&#13;&#10; │           ├─Atom&#13;&#10; │           │ └─Nonterminal&#13;&#10; │           │   └─Ident:'_ws'&#13;&#10; │           ├─Atom&#13;&#10; │           │ └─Nonterminal&#13;&#10; │           │   └─Ident:'_Atom'&#13;&#10; │           └─Atom&#13;&#10; │             └─Nonterminal&#13;&#10; │               └─Ident:'_ws'&#13;&#10; ├─Rule&#13;&#10; │ ├─RuleName&#13;&#10; │ │ └─Ident:'_Atom'&#13;&#10; │ └─Alt&#13;&#10; │   ├─Con&#13;&#10; │   │ ├─Atom&#13;&#10; │   │ │ └─Terminal:'('&#13;&#10; │   │ ├─Atom&#13;&#10; │   │ │ └─Nonterminal&#13;&#10; │   │ │   └─Ident:'_Alt'&#13;&#10; │   │ └─Atom&#13;&#10; │   │   └─Terminal:')'&#13;&#10; │   ├─Con&#13;&#10; │   │ └─Atom&#13;&#10; │   │   └─Nonterminal&#13;&#10; │   │     └─Ident:'_Nonterminal'&#13;&#10; │   ├─Con&#13;&#10; │   │ └─Atom&#13;&#10; │   │   └─Nonterminal&#13;&#10; │   │     └─Ident:'_Terminal'&#13;&#10; │   └─Con&#13;&#10; │     └─Atom&#13;&#10; │       └─Nonterminal&#13;&#10; │         └─Ident:'_CClass'&#13;&#10; ├─Rule&#13;&#10; │ ├─RuleName&#13;&#10; │ │ └─Ident:'_Nonterminal'&#13;&#10; │ └─Alt&#13;&#10; │   └─Con&#13;&#10; │     └─Atom&#13;&#10; │       └─Nonterminal&#13;&#10; │         └─Ident:'_Ident'&#13;&#10; ├─Rule&#13;&#10; │ ├─RuleName&#13;&#10; │ │ └─Ident:'_Terminal'&#13;&#10; │ └─Alt&#13;&#10; │   └─Con&#13;&#10; │     ├─Atom&#13;&#10; │     │ └─Terminal:'\&quot;'&#13;&#10; │     ├─Atom&#13;&#10; │     │ └─Alt&#13;&#10; │     │   └─Con&#13;&#10; │     │     └─Atom&#13;&#10; │     │       └─Nonterminal&#13;&#10; │     │         └─Ident:'escQ'&#13;&#10; │     └─Atom&#13;&#10; │       └─Terminal:'\&quot;'&#13;&#10; ├─Rule&#13;&#10; │ ├─RuleName&#13;&#10; │ │ └─Ident:'_CClass'&#13;&#10; │ └─Alt&#13;&#10; │   ├─Con&#13;&#10; │   │ └─Atom&#13;&#10; │   │   └─Terminal:'.'&#13;&#10; │   └─Con&#13;&#10; │     └─Atom&#13;&#10; │       └─Alt&#13;&#10; │         └─Con&#13;&#10; │           ├─Atom&#13;&#10; │           │ └─Terminal:'['&#13;&#10; │           ├─Atom&#13;&#10; │           │ └─Alt&#13;&#10; │           │   ├─Con&#13;&#10; │           │   │ └─Atom&#13;&#10; │           │   │   └─Nonterminal&#13;&#10; │           │   │     └─Ident:'_NCList'&#13;&#10; │           │   └─Con&#13;&#10; │           │     └─Atom&#13;&#10; │           │       └─Nonterminal&#13;&#10; │           │         └─Ident:'_PCList'&#13;&#10; │           └─Atom&#13;&#10; │             └─Terminal:']'&#13;&#10; ├─Rule&#13;&#10; │ ├─RuleName&#13;&#10; │ │ └─Ident:'_NCList'&#13;&#10; │ └─Alt&#13;&#10; │   └─Con&#13;&#10; │     ├─Atom&#13;&#10; │     │ └─Terminal:'-'&#13;&#10; │     └─Atom&#13;&#10; │       └─Nonterminal&#13;&#10; │         └─Ident:'PCList'&#13;&#10; ├─Rule&#13;&#10; │ ├─RuleName&#13;&#10; │ │ └─Ident:'_PCList'&#13;&#10; │ └─Alt&#13;&#10; │   └─Con&#13;&#10; │     └─Atom&#13;&#10; │       └─Alt&#13;&#10; │         ├─Con&#13;&#10; │         │ └─Atom&#13;&#10; │         │   └─Nonterminal&#13;&#10; │         │     └─Ident:'_CCRange'&#13;&#10; │         └─Con&#13;&#10; │           └─Atom&#13;&#10; │             └─Nonterminal&#13;&#10; │               └─Ident:'_CCItem'&#13;&#10; ├─Rule&#13;&#10; │ ├─RuleName&#13;&#10; │ │ └─Ident:'_CCItem'&#13;&#10; │ └─Alt&#13;&#10; │   ├─Con&#13;&#10; │   │ └─Atom&#13;&#10; │   │   └─Nonterminal&#13;&#10; │   │     └─Ident:'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_CCRange'&#13;&#10;   └─Alt&#13;&#10;     └─Con&#13;&#10;       ├─Atom&#13;&#10;       │ └─Nonterminal&#13;&#10;       │   └─Ident:'_CCItem'&#13;&#10;       ├─Atom&#13;&#10;       │ └─Terminal:'-'&#13;&#10;       └─Atom&#13;&#10;         └─Nonterminal&#13;&#10;           └─Ident:'_CCItem'" table:number-columns-spanned="1" table:number-rows-spanned="101">
            <text:p>─Grammar</text:p>
            <text:p><text:s/>├─Rule</text:p>
            <text:p><text:s/>│ ├─RuleName</text:p>
            <text:p><text:s/>│ │ └─Ident:'_S'</text:p>
            <text:p><text:s/>│ └─Alt</text:p>
            <text:p><text:s/>│ <text:s text:c="2"/>└─Con</text:p>
            <text:p><text:s/>│ <text:s text:c="4"/>└─Atom</text:p>
            <text:p><text:s/>│ <text:s text:c="6"/>└─Nonterminal</text:p>
            <text:p><text:s/>│ <text:s text:c="8"/>└─Ident:'_Grammar'</text:p>
            <text:p><text:s/>├─Rule</text:p>
            <text:p><text:s/>│ ├─RuleName</text:p>
            <text:p><text:s/>│ │ └─Ident:'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text:p>
            <text:p><text:s/>│ │ └─Ident:'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_Grammar'</text:p>
            <text:p><text:s/>│ └─Alt</text:p>
            <text:p><text:s/>│ <text:s text:c="2"/>└─Con</text:p>
            <text:p><text:s/>│ <text:s text:c="4"/>├─Atom</text:p>
            <text:p><text:s/>│ <text:s text:c="4"/>│ └─Nonterminal</text:p>
            <text:p><text:s/>│ <text:s text:c="4"/>│ <text:s text:c="2"/>└─Ident:'_Rule'</text:p>
            <text:p><text:s/>│ <text:s text:c="4"/>└─Atom</text:p>
            <text:p><text:s/>│ <text:s text:c="6"/>└─Alt</text:p>
            <text:p><text:s/>│ <text:s text:c="8"/>└─Con</text:p>
            <text:p><text:s/>│ <text:s text:c="10"/>├─Atom</text:p>
            <text:p><text:s/>│ <text:s text:c="10"/>│ └─Nonterminal</text:p>
            <text:p><text:s/>│ <text:s text:c="10"/>│ <text:s text:c="2"/>└─Ident:'_lb'</text:p>
            <text:p><text:s/>│ <text:s text:c="10"/>└─Atom</text:p>
            <text:p><text:s/>│ <text:s text:c="12"/>└─Nonterminal</text:p>
            <text:p><text:s/>│ <text:s text:c="14"/>└─Ident:'_Rule'</text:p>
            <text:p><text:s/>├─Rule</text:p>
            <text:p><text:s/>│ ├─RuleName</text:p>
            <text:p><text:s/>│ │ └─Ident:'_Rule'</text:p>
            <text:p><text:s/>│ └─Alt</text:p>
            <text:p><text:s/>│ <text:s text:c="2"/>└─Con</text:p>
            <text:p><text:s/>│ <text:s text:c="4"/>├─Atom</text:p>
            <text:p><text:s/>│ <text:s text:c="4"/>│ └─Nonterminal</text:p>
            <text:p><text:s/>│ <text:s text:c="4"/>│ <text:s text:c="2"/>└─Ident:'_RuleName'</text:p>
            <text:p><text:s/>│ <text:s text:c="4"/>├─Atom</text:p>
            <text:p><text:s/>│ <text:s text:c="4"/>│ └─Terminal:'::='</text:p>
            <text:p><text:s/>│ <text:s text:c="4"/>└─Atom</text:p>
            <text:p><text:s/>│ <text:s text:c="6"/>└─Nonterminal</text:p>
            <text:p><text:s/>│ <text:s text:c="8"/>└─Ident:'_Alt'</text:p>
            <text:p><text:s/>├─Rule</text:p>
            <text:p><text:s/>│ ├─RuleName</text:p>
            <text:p><text:s/>│ │ └─Ident:'_Con'</text:p>
            <text:p><text:s/>│ └─Alt</text:p>
            <text:p><text:s/>│ <text:s text:c="2"/>└─Con</text:p>
            <text:p><text:s/>│ <text:s text:c="4"/>└─Atom</text:p>
            <text:p><text:s/>│ <text:s text:c="6"/>└─Alt</text:p>
            <text:p><text:s/>│ <text:s text:c="8"/>└─Con</text:p>
            <text:p><text:s/>│ <text:s text:c="10"/>├─Atom</text:p>
            <text:p><text:s/>│ <text:s text:c="10"/>│ └─Nonterminal</text:p>
            <text:p><text:s/>│ <text:s text:c="10"/>│ <text:s text:c="2"/>└─Ident:'_ws'</text:p>
            <text:p><text:s/>│ <text:s text:c="10"/>├─Atom</text:p>
            <text:p><text:s/>│ <text:s text:c="10"/>│ └─Nonterminal</text:p>
            <text:p><text:s/>│ <text:s text:c="10"/>│ <text:s text:c="2"/>└─Ident:'_Atom'</text:p>
            <text:p><text:s/>│ <text:s text:c="10"/>└─Atom</text:p>
            <text:p><text:s/>│ <text:s text:c="12"/>└─Nonterminal</text:p>
            <text:p><text:s/>│ <text:s text:c="14"/>└─Ident:'_ws'</text:p>
            <text:p><text:s/>├─Rule</text:p>
            <text:p><text:s/>│ ├─RuleName</text:p>
            <text:p><text:s/>│ │ └─Ident:'_Atom'</text:p>
            <text:p><text:s/>│ └─Alt</text:p>
            <text:p><text:s/>│ <text:s text:c="2"/>├─Con</text:p>
            <text:p><text:s/>│ <text:s text:c="2"/>│ ├─Atom</text:p>
            <text:p><text:s/>│ <text:s text:c="2"/>│ │ └─Terminal:'('</text:p>
            <text:p><text:s/>│ <text:s text:c="2"/>│ ├─Atom</text:p>
            <text:p><text:s/>│ <text:s text:c="2"/>│ │ └─Nonterminal</text:p>
            <text:p><text:s/>│ <text:s text:c="2"/>│ │ <text:s text:c="2"/>└─Ident:'_Alt'</text:p>
            <text:p><text:s/>│ <text:s text:c="2"/>│ └─Atom</text:p>
            <text:p><text:s/>│ <text:s text:c="2"/>│ <text:s text:c="2"/>└─Terminal:')'</text:p>
            <text:p><text:s/>│ <text:s text:c="2"/>├─Con</text:p>
            <text:p><text:s/>│ <text:s text:c="2"/>│ └─Atom</text:p>
            <text:p><text:s/>│ <text:s text:c="2"/>│ <text:s text:c="2"/>└─Nonterminal</text:p>
            <text:p><text:s/>│ <text:s text:c="2"/>│ <text:s text:c="4"/>└─Ident:'_Nonterminal'</text:p>
            <text:p><text:s/>│ <text:s text:c="2"/>├─Con</text:p>
            <text:p><text:s/>│ <text:s text:c="2"/>│ └─Atom</text:p>
            <text:p><text:s/>│ <text:s text:c="2"/>│ <text:s text:c="2"/>└─Nonterminal</text:p>
            <text:p><text:s/>│ <text:s text:c="2"/>│ <text:s text:c="4"/>└─Ident:'_Terminal'</text:p>
            <text:p><text:s/>│ <text:s text:c="2"/>└─Con</text:p>
            <text:p><text:s/>│ <text:s text:c="4"/>└─Atom</text:p>
            <text:p><text:s/>│ <text:s text:c="6"/>└─Nonterminal</text:p>
            <text:p><text:s/>│ <text:s text:c="8"/>└─Ident:'_CClass'</text:p>
            <text:p><text:s/>├─Rule</text:p>
            <text:p><text:s/>│ ├─RuleName</text:p>
            <text:p><text:s/>│ │ └─Ident:'_Nonterminal'</text:p>
            <text:p><text:s/>│ └─Alt</text:p>
            <text:p><text:s/>│ <text:s text:c="2"/>└─Con</text:p>
            <text:p><text:s/>│ <text:s text:c="4"/>└─Atom</text:p>
            <text:p><text:s/>│ <text:s text:c="6"/>└─Nonterminal</text:p>
            <text:p><text:s/>│ <text:s text:c="8"/>└─Ident:'_Ident'</text:p>
            <text:p><text:s/>├─Rule</text:p>
            <text:p><text:s/>│ ├─RuleName</text:p>
            <text:p><text:s/>│ │ └─Ident:'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text:p>
            <text:p><text:s/>│ <text:s text:c="4"/>│ <text:s text:c="8"/>└─Ident:'escQ'</text:p>
            <text:p><text:s/>│ <text:s text:c="4"/>└─Atom</text:p>
            <text:p><text:s/>│ <text:s text:c="6"/>└─Terminal:'\"'</text:p>
            <text:p><text:s/>├─Rule</text:p>
            <text:p><text:s/>│ ├─RuleName</text:p>
            <text:p><text:s/>│ │ └─Ident:'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_NCList'</text:p>
            <text:p><text:s/>│ <text:s text:c="10"/>│ <text:s text:c="2"/>└─Con</text:p>
            <text:p><text:s/>│ <text:s text:c="10"/>│ <text:s text:c="4"/>└─Atom</text:p>
            <text:p><text:s/>│ <text:s text:c="10"/>│ <text:s text:c="6"/>└─Nonterminal</text:p>
            <text:p><text:s/>│ <text:s text:c="10"/>│ <text:s text:c="8"/>└─Ident:'_PCList'</text:p>
            <text:p><text:s/>│ <text:s text:c="10"/>└─Atom</text:p>
            <text:p><text:s/>│ <text:s text:c="12"/>└─Terminal:']'</text:p>
            <text:p><text:s/>├─Rule</text:p>
            <text:p><text:s/>│ ├─RuleName</text:p>
            <text:p><text:s/>│ │ └─Ident:'_NCList'</text:p>
            <text:p><text:s/>│ └─Alt</text:p>
            <text:p><text:s/>│ <text:s text:c="2"/>└─Con</text:p>
            <text:p><text:s/>│ <text:s text:c="4"/>├─Atom</text:p>
            <text:p><text:s/>│ <text:s text:c="4"/>│ └─Terminal:'-'</text:p>
            <text:p><text:s/>│ <text:s text:c="4"/>└─Atom</text:p>
            <text:p><text:s/>│ <text:s text:c="6"/>└─Nonterminal</text:p>
            <text:p><text:s/>│ <text:s text:c="8"/>└─Ident:'PCList'</text:p>
            <text:p><text:s/>├─Rule</text:p>
            <text:p><text:s/>│ ├─RuleName</text:p>
            <text:p><text:s/>│ │ └─Ident:'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_CCRange'</text:p>
            <text:p><text:s/>│ <text:s text:c="8"/>└─Con</text:p>
            <text:p><text:s/>│ <text:s text:c="10"/>└─Atom</text:p>
            <text:p><text:s/>│ <text:s text:c="12"/>└─Nonterminal</text:p>
            <text:p><text:s/>│ <text:s text:c="14"/>└─Ident:'_CCItem'</text:p>
            <text:p><text:s/>├─Rule</text:p>
            <text:p><text:s/>│ ├─RuleName</text:p>
            <text:p><text:s/>│ │ └─Ident:'_CCItem'</text:p>
            <text:p><text:s/>│ └─Alt</text:p>
            <text:p><text:s/>│ <text:s text:c="2"/>├─Con</text:p>
            <text:p><text:s/>│ <text:s text:c="2"/>│ └─Atom</text:p>
            <text:p><text:s/>│ <text:s text:c="2"/>│ <text:s text:c="2"/>└─Nonterminal</text:p>
            <text:p><text:s/>│ <text:s text:c="2"/>│ <text:s text:c="4"/>└─Ident:'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_CCRange'</text:p>
            <text:p><text:s text:c="3"/>└─Alt</text:p>
            <text:p><text:s text:c="5"/>└─Con</text:p>
            <text:p><text:s text:c="7"/>├─Atom</text:p>
            <text:p><text:s text:c="7"/>│ └─Nonterminal</text:p>
            <text:p><text:s text:c="7"/>│ <text:s text:c="2"/>└─Ident:'_CCItem'</text:p>
            <text:p><text:s text:c="7"/>├─Atom</text:p>
            <text:p><text:s text:c="7"/>│ └─Terminal:'-'</text:p>
            <text:p><text:s text:c="7"/>└─Atom</text:p>
            <text:p><text:s text:c="9"/>└─Nonterminal</text:p>
            <text:p><text:s text:c="11"/>└─Ident:'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8">18.06.2017</text:date>, <text:time>17:08: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8T17:08:53.79</dc:date>
    <meta:editing-duration>P180DT17H7M26S</meta:editing-duration>
    <meta:editing-cycles>88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Data			= mkFn(fs, "pat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Data":				out = pat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Tp.TPattern = tcPat
		Tp.TPattern_Any   = cAny
		Tp.TPattern_Var   = cVar
		Tp.TPattern_Const = cConst
		Tp.TPattern_Data  = cData
	End If
	TPattern = out
End Function


Function TPattern_Any()
	Static c As Object : If isNull(c) Then : c = Tp.TPattern_Any : End If
	TPattern_Any = c
End Function

Function TPattern_Var()
	Static c As Object : If isNull(c) Then : c = Tp.TPattern_Var : End If
	TPattern_Var = c
End Function

Function TPattern_Const()
	Static c As Object : If isNull(c) Then : c = Tp.TPattern_Const : End If
	TPattern_Const = c
End Function

Function TPattern_Data()
	Static c As Object : If isNull(c) Then : c = Tp.TPattern_Data : End If
	TPattern_Data = c
End Function


Function patAny()
	Static out As Object : If isNull(out) Then
		out = singletonVal(TPattern_Any)
		out.str = TPattern_toString(out)
	End If
	patAny = out
End Function

Function patVar(Optional nm)
	Static c As Object : If isNull(c) Then : c = TPattern_Var : End If
	Dim out
	If isMissing(nm) Then
		out = applyDC(c)
	Else
		out = applyDC(c, nm)
		out.str = TPattern_toString(out)
	End If
	patVar = out
End Function

Function patVar_name(Optional x)
	Static c As Object : If isNull(c) Then : c = TPattern_Var : End If
	patVar_name = _destructure(c, 0, x)
End Function

Function patConst(Optional val)
	Static c As Object : If isNull(c) Then : c = TPattern_Const : End If
	Dim out
	If isMissing(val) Then
		out = applyDC(c)
	Else
		out = applyDC(c, val)
		out.str = TPattern_toString(out)
	End If
	patConst = out
End Function

Function patConst_value(Optional x)
	Static c As Object : If isNull(c) Then : c = TPattern_Const : End If
	patConst_value = _destructure(c, 0, x)
End Function

Function patData(Optional dc, Optional argPatterns)
	Static oFn As Object, tcPat As Object, cDat As Object
	If isNull(oFn) Then
		oFn = Fn.patData
		tcPat = TPattern
		cDat = TPattern_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Data_2nd_arg_wrong_count
		End If
		Dim ap As Variant	' might be whatever
		Dim at As Object	' should be a Type
		Dim i As Integer
		Do Until(isNil(aps))
			ap = car(aps) : aps = cdr(aps)
			at = car(ats) : ats = cdr(ats)
			If hasType(ap, tcPat) Then
				' TODO: check if it is compatible with at
			Else
				Goto patData_2nd_arg_type_error
			End If
			i = i + 1
		Loop
		out.str = TPattern_toString(out)
	End If
	patData = out
	Exit Function
patData_2nd_arg_type_error:
	Dim msg As String
	On Local Error Goto patData_2nd_arg_type_error_skipToString
	msg = ":" &amp; NL &amp; toString(ap)
patData_2nd_arg_type_error_skipToString:
	msg = "invalid 2nd arg: expected a [TPattern]" _
		&amp; NL &amp; "but there's a " &amp; typeStr(ap) _
		&amp; " at index " &amp; i _
		&amp; msg
	On Local Error Goto 0 ' disable error handler
	croak(msg)
patData_2nd_arg_wrong_count:
	On Local Error Goto 0 ' disable error handler
	croak("invalid 2nd arg: " &amp; nameOf(dc) _
		&amp; " needs " &amp; length(argTypes(dc)) &amp; " args" _
		&amp; NL &amp; "but we got " &amp; length(argPatterns) &amp; " patterns" _
	)
End Function

Function patData_ctor(Optional x)
	Static c As Object : If isNull(c) Then : c = TPattern_Data : End If
	patData_ctor = _destructure(c, 0, x)
End Function

Function patData_args(Optional x)
	Static c As Object : If isNull(c) Then : c = TPattern_Data : End If
	patData_args = _destructure(c, 1, x)
End Function

Function singletonPat(v)
	singletonPat = pat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TPattern_Any
		idAny   = _id(cAny)
		idVar   = _id(TPattern_Var)
		idConst = _id(TPattern_Const)
		idData  = _id(TPattern_Data)
	End If
	If isMissing(needParens) Then
		needParens = False
	End If
	Dim out As String
	Dim idcP As Long
	On Local Error Goto TPattern_toSrc_error
	idcP = _id(_ctor(p))
	On Local Error Goto 0
	Select Case idcP
		Case idAny
			out = "_"
		Case idVar
			out = patVar_name(p)
		Case idConst
			Dim v : v = patConst_value(p)
			If isEmpty(v) Then
				out = "()"
			Else
				out = toString(v)
			End If
		Case idData
			Dim c  : c  = patData_ctor(p)
			Dim ps : ps = pat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TPattern_Any
		id_cpAny   = _id(cpAny)
		id_cpVar   = _id(TPattern_Var)
		id_cpConst = _id(TPattern_Const)
		pNil       = patNil
		id_pNil    = _id(pNil)
		vNil       = nil
		id_vNil    = _id(vNil)
		cNil       = _ctor(vNil)
		tcList     = typeCtorOf(cNil)
		assert_same(tcList, TList).x
		cpData     = TPattern_Data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Const_value(p)
_match_equ_test:			
					If equ(x, v) Then
						out = e
					Else
						out = Empty
					End If
				Case id_cpVar
					nm = patVar_name(p)
					v = lookup(nm, e)
					If isEmpty(v) Then
						' TODO: what if var was bound to value Empty?!
						If isEmpty(x) Then
							Goto _match_cannot_bind_var_to_Empty
						End If
						out = extend(e, nm, x)
					Else
						' tail-call:
						'out = _matches(patConst(v), e, x)
						Goto _match_equ_test
					End If
				Case id_cpData
					pCtor = patData_ctor(p)
					On Local Error Goto _match_type_error
					cx = _ctor(x)
					On Local Error Goto 0 ' disable error handler
					If DataValue_same(cx, pCtor) Then
						pArgs = pat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TPattern_Any
	Dim vAny : vAny = patAny()
	assert_hasCtor(vAny, cAny).x
	' returns the same value again:
	assert_same(patAny(), vAny).x
End Function

Function test_Pattern_Var()
	Dim cVar : cVar = TPattern_Var
	Dim vVar : vVar = patVar("foo")
	assert_hasCtor(vVar, cVar).x
	' destructure:
	assertEqual(patVar_name(vVar), "foo").x
	
	assertEqual(isFn(patVar()), True).x
	'assertThrows(patVar, Array(1)).x	' TODO: typecheck in applyDC
End Function

Function test_Pattern_Const()
	Dim cConst : cConst = TPattern_Const
	Dim vConst : vConst = patConst(42)
	assert_hasCtor(vConst, cConst).x
	' destructure:
	assertEqual(patConst_value(vConst), 42).x

	assertEqual(patConst_value(patConst(Nothing)), Nothing).x
	assertEqual(patConst_value(patConst(Empty)), 	 Empty).x
	assertEqual(patConst_value(patConst("qmbl")),  "qmbl").x
	
	assertEqual(isFn(patConst()), True).x
End Function

Function test_Pattern_Data()
	Dim cDat : cDat = TPattern_Data
	Dim cNil : cNil = Tp.List_Nil
	Dim vNil : vNil = nil
	Dim pNil : pNil = patData(cNil, vNil)
	assert_hasCtor(pNil, cDat).x
	' destructure:
	assert_same(patData_ctor(pNil), cNil).x
	assert_same(patData_args(pNil), vNil).x
	
	Dim c, args, p
	c = Tp.List_Cons
	args = List(patConst(1), pNil)
	p = patData(c, args)
	assert_hasCtor(p, cDat).x
	' destructure:
	assert_same(patData_ctor(p), c).x
	assert_same(patData_args(p), args).x
	
	' expects a data ctor as 1st arg
	assertThrows(patData, Array(TList, args)).x
	assertThrows(patData, Array(vNil,  args)).x
	assertThrows(patData, Array("foo", args)).x
	
	' expects a List as 2nd arg
	assertThrows(patData, Array(c, "foo")).x
	
	' expects a List of *Patterns* as 2nd arg
	assertThrows(patData, Array(c, List(1, pNil))).x
	
	' Pattern list must be same length as data ctor's argTypes
	assertThrows(patData, Array(c, List(pNil))).x

	' Patterns must be compatible with data ctor's argTypes:
	'NYI: assertThrows(patData, Array(c, List(pNil, pNil))).x
End Function

Function test_Pattern_singletonPat()
	Dim cNil  : cNil  = Tp.List_Nil
	Dim cData : cData = TPattern_Data
	Dim p
	p = singletonPat(nil)
	assert_hasCtor(p, cData).x
	assert_same(patData_ctor(p), cNil).x
	assert_same(patData_args(p), nil).x
End Function

Function test_Pattern_patNil()
	Dim cNil  : cNil  = Tp.List_Nil
	Dim cData : cData = TPattern_Data
	Dim p
	p = patNil
	assert_hasCtor(p, cData).x
	assert_same(patData_ctor(p), cNil).x
	assert_same(patData_args(p), nil).x
	' returns the same value again:
	assert_same(patNil, p).x
End Function

Function test_Pattern_patList()
	Dim cNil  : cNil  = Tp.List_Nil
	Dim cCons : cCons = Tp.List_Cons
	Dim cData : cData = TPattern_Data
	Dim pAny  : pAny  = patAny
	Dim pNil  : pNil  = patNil
	Dim p, args
	p = patList()
	assert_hasCtor(p, cData).x
	assert_same(patData_ctor(p), cNil).x
	assert_same(patData_args(p), nil).x
	' for empty list (pattern): returns the same value again:
	assert_same(patList(), p).x
	
	p = patList(pAny)
	assert_hasCtor(p, cData).x
	assert_same(patData_ctor(p), cCons).x
	args = patData_args(p)
	assertEqual(length(args), 2).x
	assert_same(car(args), pAny).x
	assert_same(cadr(args), pNil).x
	assert_same(cddr(args), nil).x
	
	Dim p1 : p1 = patConst(1)
	p = patList(pAny, p1)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 pNil).x
	
	Dim pVarX : pVarX = patVar("x")
	p = patList(pAny, p1, pVarX)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atData_ctor(p), cCons).x
	args = patData_args(p)
	assertEqual(length(args), 2).x
	assert_same(car(args), pVarX).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TPattern_Any
	Dim cVar   : cVar = TPattern_Var
	Dim cConst : cConst = TPattern_Const
	Dim cData  : cData  = TPattern_Data
	Dim p As Object
	
	' patterns that match a pattern (patterns for a pattern)
	p = patData(cAny, nil)
	assertEqual(TPattern_toSrc(p), "Any").x
	
	p = patData(cVar, List(patConst("x")))
	assertEqual(TPattern_toSrc(p), "Var 'x'").x
	p = patData(cVar, List(patVar("x")))
	assertEqual(TPattern_toSrc(p), "Var x").x
	
	' pattern that matches a list of two Var patterns having the same varname:
	p = patList(p, p)
	assertEqual(TPattern_toSrc(p), "[Var x, Var x]").x

	' pattern that matches a Const pattern
	p = patData(cConst, List(patConst(42)))
	assertEqual(TPattern_toSrc(p), "Const 42").x

	' pattern that matches a Data pattern
	p = patData(cData, List(patVar("ctor"), patVar("args"))
	assertEqual(TPattern_toSrc(p), "Data ctor args").x

	' pattern to match a particular data ctor (as opposed to a value *of* that ctor)
	Dim cDataCtor : cDataCtor = Tp.DataCtor
	Dim cNil      : cNil = Tp.List_Nil
	p = patData(cDataCtor, List( _
		patConst(nameOf(cNil)), _
		patVar("argTypes"), _
		patVar("typeCtor") _
	))
	assertEqual(TPattern_toSrc(p), "DataCtor 'Nil' argTypes typeCtor").x

	' pattern that matches a pattern that matches the empty list
	p = patData(cData, List(p, patAny))
	assertEqual(TPattern_toSrc(p), _
		"Data (DataCtor 'Nil' argTypes typeCtor) _").x
End Function

Function test_Pattern_toString()
	Dim cAny   : cAny   = TPattern_Any
	Dim cVar   : cVar   = TPattern_Var
	Dim cConst : cConst = TPattern_Const
	Dim cData  : cData  = TPattern_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Data(cVar, List(patConst("x")))
	assertEqual(TPattern_toString(p), "Pattern(" &amp; TPattern_toSrc(p) &amp; ")").x
	p = pat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TPattern_Any
	Dim pVarX     : pVarX     = patVar("x")
	Dim pVarY     : pVarY     = patVar("y")
	Dim cpVar     : cpVar     = TPattern_Var
	Dim pConst42  : pConst42  = patConst(42)
	Dim pConstFoo : pConstFoo = patConst("Foo")
	Dim cpConst   : cpConst   = TPattern_Const
	Dim pNil      : pNil      = patNil
	Dim vNil      : vNil      = nil
	Dim cNil      : cNil	  = Tp.List_Nil
	Dim cCons     : cCons     = Tp.List_Cons
	Dim cDataCtor : cDataCtor = Tp.DataCtor
	
	e = envEmpty
	
	p = patData(cpAny, nil)
	Dim cpData : cpData = TPattern_Data
	
	assert_matches(p, e, pAny		).x
	refute_matches(p, e, pVarX		).x
	refute_matches(p, e, pVarY		).x
	refute_matches(p, e, pConst42	).x
	refute_matches(p, e, pConstFoo	).x
	refute_matches(p, e, p			).x ' p isa Pattern_Data
	refute_matches(p, e, pNil		).x ' pNil isa Pattern_Data
	
	p = patData(cpVar, List(pVarX))
	refute_matches(p, e, pAny		).x
	assert_matches(p, e, pVarX		).x
	assert_matches(p, e, pVarY		).x
	refute_matches(p, e, pConst42	).x
	refute_matches(p, e, pConstFoo	).x
	refute_matches(p, e, p			).x ' p isa Pattern_Data
	refute_matches(p, e, pNil		).x ' pNil isa Pattern_Data
	
	p = pat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Data(cpData, List(pVarX, pVarY))
	refute_matches(p, e, pAny		).x
	refute_matches(p, e, pVarX		).x
	refute_matches(p, e, pVarY		).x
	refute_matches(p, e, pConst42	).x
	refute_matches(p, e, pConstFoo	).x
	assert_matches(p, e, p			).x ' p isa Pattern_Data
	eOut = match(p, e, p)
	assert_same(lookup("x", eOut), patData_ctor(p)).x
	assert_same(lookup("y", eOut), patData_args(p)).x
	
	
	assert_matches(p, e, pNil		).x ' pNil isa Pattern_Data
	eOut = match(p, e, pNil)
	assert_same(lookup("x", eOut), patData_ctor(pNil)).x
	assert_same(lookup("y", eOut), patData_args(pNil)).x
	
	' match a Data pattern for singletons
	' Data x [] -&gt; ...
	p = pat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Data(cNil, nil)
	assert_matches(p, e, patData(cNil, vNil)	).x
	eOut = match(p, e, pNil)
	assert_same(lookup("x", eOut), patData_ctor(pNil)).x
	' cpAny is a singleton data ctor, too
	assert_matches(p, e, patData(cpAny, vNil)	).x
	eOut = match(p, e, patData(cpAny, vNil))
	assert_same(lookup("x", eOut), cpAny).x

	' match the singleton data ctor for the empty list nil
	' (by its name and the fact that it's a singleton data ctor)
	' DataCtor "Nil" [] _ -&gt; ...
	p = pat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Data(cpData, List(pNilCtor, pAny))
	assertEqual(TPattern_toSrc(p), "Data (DataCtor 'Nil' [] _) _").x
	refute_matches(p, e, pAny		).x
	refute_matches(p, e, pVarX		).x
	refute_matches(p, e, pVarY		).x
	refute_matches(p, e, pConst42	).x
	refute_matches(p, e, pConstFoo	).x
	refute_matches(p, e, p			).x
	assert_matches(p, e, pNil		).x
	' pNil = patData(cNil, nil)
	assert_matches(p, e, pat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 tail-call: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TyParam	As Object
	TType_Ty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TPattern		As Object
	TPattern_Any	As Object
	TPattern_Var	As Object
	TPattern_Const	As Object
	TPattern_Data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TyParam", _
			_newDataValue(cCons, Array(nInt, _
								 vNil _
		)))
		out.TType_TyParam = cParam
		
		Dim cApp
		cApp = _mkDataCtor(tcType, "TyApp", _
			_newDataValue(cCons, Array(tcType, _
			_newDataValue(cCons, Array(tcType, _
								 vNil _
		)))))
		out.TType_Ty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TyParam.str	= "TyParam :: Int -&gt; Type"
		out.TType_TyApp.str		= "Ty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TyParam : End If
	Dim out
	If isMissing(i) Then
		out = c
	Else
		'out = applyDC(c, i)
		out = _newDataValue(c, Array(i))
		out.str = "a" &amp; i
	End If
	TypeParam = out
End Function

Function TypeParam_index(Optional x)
	TypeParam_index = _destructure(Tp.TType_TyParam, 0, x)
End Function


Function TypeApp(Optional tc As Object, Optional ta As Object)
	Static cApp As Object : If isNull(cApp) Then : cApp = Tp.TType_Ty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TyApp, 0, x)
End Function

Function TypeApp_typeArg(Optional x)
	TypeApp_typeArg = _destructure(Tp.TType_TyApp, 1, x)
End Function

Function Type_arity(x)
	Dim out
	On Local Error Goto Type_arity_error
	Dim ct : ct = _ctor(x)
	If DataValue_same(ct, Tp.DataTypeCtor) Then
		out = field(DataTypeCtor_arity, x)
	ElseIf DataValue_same(ct, Tp.TType_Ty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TyParam
			cApp = Tp.TType_Ty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TyParam
		cApp     = Tp.TType_Ty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TyParam
	Dim cApp	: cApp	 = Tp.TType_Ty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Ty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Ty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TyApp),		Tp.TDataCtor).x
	assert_same(typeOf(Tp.TType_Ty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TyApp),	"Data/TDataCtor").x
	assertEqual(typeStr(Tp.TType_Ty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TyParam),			False).x
	assertEqual(isType(TypeParam(0)),				True).x
	assertEqual(isType(Tp.TType_Ty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Ty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Ty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TyApp, ´Ty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TyParam
	assertEqual(Data_toString(x), "Type.TyParam Int").x
	x = Tp.TType_TyApp
	assertEqual(Data_toString(x), "Type.Ty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Data(Tp.List_Nil, nil)
	assertEqual(generic_Data_toString(x), "Data ´Nil []").x
	assertEqual(        Data_toString(x), TPattern_toString(x)).x
	x = patData(Tp.List_Cons, List(patVar("x"), patVar("xs")))
	assertEqual(generic_Data_toString(x), _
		"Data ´Cons [Pattern(x), Pattern(xs)]").x
	assertEqual(        Data_toString(x), TPattern_toString(x)).x
End Function


Function test_Type_applyDC()
	Dim a, c

	c = Tp.TType_TyParam
	a = applyDC(c, 0)
	assert_hasCtor(a, c).x
	
	a = applyDC(c)
	assertEqual(isFn(a), True).x
	
	a = apply(applyDC(c), 0)
	assert_hasCtor(a, c).x
	
	c = Tp.TType_Ty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TyParam, 0)
	assertEqual(isFn(f), True).x
	assertThrows(f, Array(vA)).x
	assertEqual(apply(f, vP), 42).x
	
	f = _destructure(Tp.TType_TyApp, 0)
	assertEqual(isFn(f), True).x
	assertThrows(f, Array(vP)).x
	assert_same(apply(f, vA), TList).x
	
	f = _destructure(Tp.TType_Ty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TyParam)).x
	assertThrows(dataCtors, Array(Tp.TType_Ty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TyParam"), Tp.TType_TyParam).x
	assert_same(findDataCtor(Tp.TType, "TyApp"), Tp.TType_Ty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Ty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